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Oksana,</text:p>
      <text:p text:style-name="Standard">I want to take a minute to thank you for allowing Justin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If any of the training and/or weekend put stress or strain on your relationship,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Justin came back limping more than ever before, but collectively our team lost more than 100 pounds over the last six months of running. I know first-hand the positive effect this can have on our attitudes and energy levels to put towards things that are important to us and so I hope you see this from Justin. I also know that Justin is generally a pretty active guy, but since the race is over and we don't have a common goal to work towards, I'm hoping to enlist you to encourage and support Justin so that an active, healthy lifestyle remains his routine, albeit with fewer sacrifices to your relationship. <text:s/></text:p>
      <text:p text:style-name="Standard"/>
      <text:p text:style-name="Standard">I also hope that Justin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13:10.65</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368" meta:character-count="2001"/>
  </office:meta>
</office:document-meta>
</file>